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7-26 1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6-29 1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5-18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4-28 1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3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2-23 13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2-01-17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12-13 1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11-19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10-21 2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09-07 1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08-11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562" calcext:value-type="float">
            <text:p>3.055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7396" calcext:value-type="float">
            <text:p>2.787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828" calcext:value-type="float">
            <text:p>3.195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0836" calcext:value-type="float">
            <text:p>3.640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5076" calcext:value-type="float">
            <text:p>3.275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052" calcext:value-type="float">
            <text:p>4.22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18" calcext:value-type="float">
            <text:p>4.1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1044" calcext:value-type="float">
            <text:p>3.78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1656" calcext:value-type="float">
            <text:p>3.85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908" calcext:value-type="float">
            <text:p>3.8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596" calcext:value-type="float">
            <text:p>3.625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8852" calcext:value-type="float">
            <text:p>3.768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1276" calcext:value-type="float">
            <text:p>3.351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836" calcext:value-type="float">
            <text:p>4.40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228" calcext:value-type="float">
            <text:p>4.11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94" calcext:value-type="float">
            <text:p>4.09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292" calcext:value-type="float">
            <text:p>3.86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62" calcext:value-type="float">
            <text:p>4.19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6" calcext:value-type="float">
            <text:p>4.06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556" calcext:value-type="float">
            <text:p>3.686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652" calcext:value-type="float">
            <text:p>4.45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14" calcext:value-type="float">
            <text:p>4.54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284" calcext:value-type="float">
            <text:p>4.17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344" calcext:value-type="float">
            <text:p>4.02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172" calcext:value-type="float">
            <text:p>4.04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924" calcext:value-type="float">
            <text:p>3.96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2" calcext:value-type="float">
            <text:p>3.6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936" calcext:value-type="float">
            <text:p>3.80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438" calcext:value-type="float">
            <text:p>3.88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12" calcext:value-type="float">
            <text:p>3.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204" calcext:value-type="float">
            <text:p>3.91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452" calcext:value-type="float">
            <text:p>3.61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426" calcext:value-type="float">
            <text:p>3.604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296" calcext:value-type="float">
            <text:p>4.40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284" calcext:value-type="float">
            <text:p>4.55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4548" calcext:value-type="float">
            <text:p>4.3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3756" calcext:value-type="float">
            <text:p>4.14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9672" calcext:value-type="float">
            <text:p>3.97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4868" calcext:value-type="float">
            <text:p>3.134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7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94" calcext:value-type="float">
            <text:p>4.09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492" calcext:value-type="float">
            <text:p>3.9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396" calcext:value-type="float">
            <text:p>4.3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4652" calcext:value-type="float">
            <text:p>4.454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556" calcext:value-type="float">
            <text:p>4.4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6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1840090203201</text:p>
          </table:table-cell>
          <table:table-cell office:value-type="string" calcext:value-type="string">
            <text:p>195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6" meta:object-count="0"/>
    <meta:user-defined meta:name="AppVersion">3.0</meta:user-defined>
  </office:meta>
</office:document-meta>
</file>